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128" svg:font-family="'Code 128'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2cf8b2"/>
    </style:style>
    <style:style style:name="P2" style:family="paragraph" style:parent-style-name="Preformatted_20_Text">
      <style:paragraph-properties fo:text-align="center" style:justify-single-word="false"/>
      <style:text-properties style:font-name="Code 128" fo:font-size="16pt" officeooo:paragraph-rsid="002cf8b2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de128" text:name="py3o.label.code128"/>
        <text:user-field-decl office:value-type="string" office:string-value="Barcode" text:name="py3o.label.barcode"/>
      </text:user-field-decls>
      <text:p text:style-name="P2"><text:user-field-get text:name="py3o.label.code128">Code128</text:user-field-get></text:p>
      <text:p text:style-name="P1"><text:user-field-get text:name="py3o.label.barcode">Barcod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 128" svg:font-family="'Code 128'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.1402in" fo:page-height="0.6in" style:num-format="1" style:print-orientation="portrait" fo:margin-top="0.1in" fo:margin-bottom="0in" fo:margin-left="0.0598in" fo:margin-right="0.0598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Florent Aide</meta:initial-creator>
    <meta:creation-date>2010-09-07T17:55:48</meta:creation-date>
    <dc:date>2018-10-09T17:05:33.082021983</dc:date>
    <dc:language>en-GB</dc:language>
    <meta:editing-cycles>39</meta:editing-cycles>
    <meta:editing-duration>PT3H59M2S</meta:editing-duration>
    <meta:print-date>2017-09-12T10:28:02.931584488</meta:print-date>
    <meta:document-statistic meta:table-count="0" meta:image-count="0" meta:object-count="0" meta:page-count="1" meta:paragraph-count="2" meta:word-count="2" meta:character-count="14" meta:non-whitespace-character-count="14"/>
    <meta:user-defined meta:name="Info 1"/>
    <meta:user-defined meta:name="Info 2"/>
    <meta:user-defined meta:name="Info 3"/>
    <meta:user-defined meta:name="Info 4"/>
  </office:meta>
</office:document-meta>
</file>